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8.26pt" svg:height="299.65pt" svg:x="367.6pt" svg:y="21.09pt">
            <loext:p draw:notify-on-update-of-ranges="Sheet1.A4:Sheet1.A19 Sheet1.B4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1.38pt" svg:height="292.14pt" svg:x="366.04pt" svg:y="342.6pt">
            <loext:p draw:notify-on-update-of-ranges="Sheet1.A4:Sheet1.A19 Sheet1.C4:Sheet1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ocesy</text:p>
          </table:table-cell>
          <table:table-cell office:value-type="string" calcext:value-type="string">
            <text:p>cz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3.29" calcext:value-type="float">
            <text:p>6123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6.09" calcext:value-type="float">
            <text:p>3206.09</text:p>
          </table:table-cell>
          <table:table-cell table:formula="of:=[.B$4]/[.B5]" office:value-type="float" office:value="1.90989335920077" calcext:value-type="float">
            <text:p>1.9098933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1.08" calcext:value-type="float">
            <text:p>2181.08</text:p>
          </table:table-cell>
          <table:table-cell table:formula="of:=[.B$4]/[.B6]" office:value-type="float" office:value="2.80745777321327" calcext:value-type="float">
            <text:p>2.8074577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3.14" calcext:value-type="float">
            <text:p>1643.14</text:p>
          </table:table-cell>
          <table:table-cell table:formula="of:=[.B$4]/[.B7]" office:value-type="float" office:value="3.72657838041798" calcext:value-type="float">
            <text:p>3.7265783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5.17" calcext:value-type="float">
            <text:p>1945.17</text:p>
          </table:table-cell>
          <table:table-cell table:formula="of:=[.B$4]/[.B8]" office:value-type="float" office:value="3.14794593788718" calcext:value-type="float">
            <text:p>3.1479459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80.02" calcext:value-type="float">
            <text:p>1780.02</text:p>
          </table:table-cell>
          <table:table-cell table:formula="of:=[.B$4]/[.B9]" office:value-type="float" office:value="3.44001190997854" calcext:value-type="float">
            <text:p>3.440011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7.84" calcext:value-type="float">
            <text:p>1557.84</text:p>
          </table:table-cell>
          <table:table-cell table:formula="of:=[.B$4]/[.B10]" office:value-type="float" office:value="3.9306283058594" calcext:value-type="float">
            <text:p>3.9306283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4.53" calcext:value-type="float">
            <text:p>1384.53</text:p>
          </table:table-cell>
          <table:table-cell table:formula="of:=[.B$4]/[.B11]" office:value-type="float" office:value="4.42264884112298" calcext:value-type="float">
            <text:p>4.4226488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2.24" calcext:value-type="float">
            <text:p>1572.24</text:p>
          </table:table-cell>
          <table:table-cell table:formula="of:=[.B$4]/[.B12]" office:value-type="float" office:value="3.89462804660866" calcext:value-type="float">
            <text:p>3.8946280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6.91" calcext:value-type="float">
            <text:p>1586.91</text:p>
          </table:table-cell>
          <table:table-cell table:formula="of:=[.B$4]/[.B13]" office:value-type="float" office:value="3.85862462269442" calcext:value-type="float">
            <text:p>3.8586246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1.9" calcext:value-type="float">
            <text:p>1611.9</text:p>
          </table:table-cell>
          <table:table-cell table:formula="of:=[.B$4]/[.B14]" office:value-type="float" office:value="3.79880265525157" calcext:value-type="float">
            <text:p>3.7988026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2.91" calcext:value-type="float">
            <text:p>1602.91</text:p>
          </table:table-cell>
          <table:table-cell table:formula="of:=[.B$4]/[.B15]" office:value-type="float" office:value="3.82010842779694" calcext:value-type="float">
            <text:p>3.8201084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7.37" calcext:value-type="float">
            <text:p>1527.37</text:p>
          </table:table-cell>
          <table:table-cell table:formula="of:=[.B$4]/[.B16]" office:value-type="float" office:value="4.00904168603547" calcext:value-type="float">
            <text:p>4.009041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5.39" calcext:value-type="float">
            <text:p>1605.39</text:p>
          </table:table-cell>
          <table:table-cell table:formula="of:=[.B$4]/[.B17]" office:value-type="float" office:value="3.81420713969814" calcext:value-type="float">
            <text:p>3.8142071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7" calcext:value-type="float">
            <text:p>1537</text:p>
          </table:table-cell>
          <table:table-cell table:formula="of:=[.B$4]/[.B18]" office:value-type="float" office:value="3.98392322706571" calcext:value-type="float">
            <text:p>3.9839232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7.04" calcext:value-type="float">
            <text:p>1437.04</text:p>
          </table:table-cell>
          <table:table-cell table:formula="of:=[.B$4]/[.B19]" office:value-type="float" office:value="4.26104353393086" calcext:value-type="float">
            <text:p>4.2610435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9:34:30.639834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54:33.928242647</meta:creation-date>
    <dc:date>2018-05-02T09:53:21.060000895</dc:date>
    <meta:editing-duration>PT16M2S</meta:editing-duration>
    <meta:editing-cycles>2</meta:editing-cycles>
    <meta:generator>LibreOffice/5.1.6.2$Linux_X86_64 LibreOffice_project/1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84cm" svg:height="10.572cm" xlink:href=".." xlink:type="simple" chart:class="chart:scatter" chart:style-name="ch1">
        <chart:title svg:x="3.436cm" svg:y="0.347cm" chart:style-name="ch2">
          <text:p>Wykres zależności czasu wykonania od liczby procesów</text:p>
        </chart:title>
        <chart:plot-area chart:style-name="ch3" table:cell-range-address="Sheet1.A4:Sheet1.B19" svg:x="1.376cm" svg:y="1.337cm" svg:width="16.543cm" svg:height="8.043cm">
          <chartooo:coordinate-region svg:x="2.368cm" svg:y="1.536cm" svg:width="15.364cm" svg:height="7.197cm"/>
          <chart:axis chart:dimension="x" chart:name="primary-x" chart:style-name="ch4">
            <chart:title svg:x="8.373cm" svg:y="9.591cm" chart:style-name="ch5">
              <text:p>Liczba procesów</text:p>
            </chart:title>
          </chart:axis>
          <chart:axis chart:dimension="y" chart:name="primary-y" chart:style-name="ch4">
            <chart:title svg:x="0.451cm" svg:y="6.116cm" chart:style-name="ch6">
              <text:p>Czas [ms]</text:p>
            </chart:title>
            <chart:grid chart:style-name="ch7" chart:class="major"/>
          </chart:axis>
          <chart:series chart:style-name="ch8" chart:values-cell-range-address="Sheet1.B4:Sheet1.B19" chart:class="chart:scatter">
            <chart:domain table:cell-range-address="Sheet1.A4:Sheet1.A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9</svg:desc>
                </draw:g>
              </table:table-cell>
              <table:table-cell office:value-type="float" office:value="6123.29">
                <text:p>6123.29</text:p>
                <draw:g>
                  <svg:desc>Sheet1.B4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06.09">
                <text:p>3206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81.08">
                <text:p>218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43.14">
                <text:p>1643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45.17">
                <text:p>1945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80.02">
                <text:p>178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57.84">
                <text:p>1557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84.53">
                <text:p>1384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72.24">
                <text:p>157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86.91">
                <text:p>1586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11.9">
                <text:p>161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02.91">
                <text:p>1602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27.37">
                <text:p>1527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05.39">
                <text:p>1605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37.04">
                <text:p>1437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94cm" svg:height="10.307cm" xlink:href=".." xlink:type="simple" chart:class="chart:scatter" chart:style-name="ch1">
        <chart:title svg:x="3.703cm" svg:y="0.342cm" chart:style-name="ch2">
          <text:p>Wykres zależności przyspieszenia od liczby procesów</text:p>
        </chart:title>
        <chart:plot-area chart:style-name="ch3" table:cell-range-address="Sheet1.A4:Sheet1.A19 Sheet1.C4:Sheet1.C19" svg:x="1.378cm" svg:y="1.327cm" svg:width="16.649cm" svg:height="7.793cm">
          <chartooo:coordinate-region svg:x="2.105cm" svg:y="1.526cm" svg:width="15.735cm" svg:height="6.947cm"/>
          <chart:axis chart:dimension="x" chart:name="primary-x" chart:style-name="ch4">
            <chart:title svg:x="8.428cm" svg:y="9.326cm" chart:style-name="ch5">
              <text:p>Liczba procesów</text:p>
            </chart:title>
          </chart:axis>
          <chart:axis chart:dimension="y" chart:name="primary-y" chart:style-name="ch4">
            <chart:title svg:x="0.451cm" svg:y="5.981cm" chart:style-name="ch6">
              <text:p>Czas [ms]</text:p>
            </chart:title>
            <chart:grid chart:style-name="ch7" chart:class="major"/>
          </chart:axis>
          <chart:series chart:style-name="ch8" chart:values-cell-range-address="Sheet1.C4:Sheet1.C19" chart:class="chart:scatter">
            <chart:domain table:cell-range-address="Sheet1.A4:Sheet1.A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C4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989335920077">
                <text:p>1.9098933592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0745777321327">
                <text:p>2.80745777321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2657838041798">
                <text:p>3.72657838041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4794593788718">
                <text:p>3.14794593788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4001190997854">
                <text:p>3.44001190997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306283058594">
                <text:p>3.9306283058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2264884112298">
                <text:p>4.42264884112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89462804660866">
                <text:p>3.89462804660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5862462269442">
                <text:p>3.85862462269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79880265525157">
                <text:p>3.79880265525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2010842779694">
                <text:p>3.82010842779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00904168603547">
                <text:p>4.00904168603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81420713969814">
                <text:p>3.81420713969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98392322706571">
                <text:p>3.98392322706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26104353393086">
                <text:p>4.26104353393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